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d559" officeooo:paragraph-rsid="000fd559"/>
    </style:style>
    <style:style style:name="P2" style:family="paragraph" style:parent-style-name="Standard">
      <style:text-properties officeooo:rsid="00129f9f" officeooo:paragraph-rsid="00129f9f"/>
    </style:style>
    <style:style style:name="P3" style:family="paragraph" style:parent-style-name="Standard">
      <style:text-properties officeooo:rsid="000fd559" officeooo:paragraph-rsid="000fd559"/>
    </style:style>
    <style:style style:name="P4" style:family="paragraph" style:parent-style-name="Standard">
      <style:text-properties officeooo:rsid="00131ed5" officeooo:paragraph-rsid="00131ed5"/>
    </style:style>
    <style:style style:name="P5" style:family="paragraph" style:parent-style-name="Standard">
      <style:text-properties officeooo:rsid="00129f9f" officeooo:paragraph-rsid="00129f9f"/>
    </style:style>
    <style:style style:name="P6" style:family="paragraph" style:parent-style-name="Standard">
      <style:text-properties officeooo:rsid="001517de" officeooo:paragraph-rsid="001517de"/>
    </style:style>
    <style:style style:name="P7" style:family="paragraph" style:parent-style-name="Standard">
      <style:text-properties fo:font-weight="normal" officeooo:rsid="001517de" officeooo:paragraph-rsid="001517de" style:font-weight-asian="normal" style:font-weight-complex="normal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1517de" officeooo:paragraph-rsid="001517de" style:font-weight-asian="normal" style:font-weight-complex="normal"/>
    </style:style>
    <style:style style:name="T1" style:family="text">
      <style:text-properties officeooo:rsid="000fea32"/>
    </style:style>
    <style:style style:name="T2" style:family="text">
      <style:text-properties officeooo:rsid="00131ed5"/>
    </style:style>
    <style:style style:name="T3" style:family="text">
      <style:text-properties officeooo:rsid="001517d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17d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Baixar a biblioteca no git</text:p>
      <text:p text:style-name="P1"/>
      <text:p text:style-name="P1">Download latest Blynk library here:</text:p>
      <text:p text:style-name="P1"><text:s text:c="4"/><text:a xlink:type="simple" xlink:href="https://github.com/blynkkk/blynk-library/releases/latest" text:style-name="Internet_20_link" text:visited-style-name="Visited_20_Internet_20_Link">https://github.com/blynkkk/blynk-library/releases/latest</text:a></text:p>
      <text:p text:style-name="P1"/>
      <text:p text:style-name="P1">extrair arquivo e para adicionar na IDE do Arduino ir para pasta libraries/blynk</text:p>
      <text:p text:style-name="P1"/>
      <text:p text:style-name="P1">2. Instalar o aplicativo no seu celular</text:p>
      <text:p text:style-name="P1"/>
      <text:p text:style-name="P1"><text:s text:c="2"/>Blynk is a platform with iOS and Android apps to control</text:p>
      <text:p text:style-name="P1"><text:s text:c="2"/>Arduino, Raspberry Pi and the likes over the Internet.</text:p>
      <text:p text:style-name="P1"><text:s text:c="2"/>You can easily build graphic interfaces for all your</text:p>
      <text:p text:style-name="P1"><text:s text:c="2"/>projects by simply dragging and dropping widgets.</text:p>
      <text:p text:style-name="P1"/>
      <text:p text:style-name="P4">Voce tem vários opções com o Blynk. Usar localmente com USB, usar com Bluetooth, usar com modulo Ethernet, usar com NodeMCU.</text:p>
      <text:p text:style-name="P4"/>
      <text:p text:style-name="P1">3. Ir no docs e fazer piscar um led no nodeMCU</text:p>
      <text:p text:style-name="P1"/>
      <text:p text:style-name="P1"><text:s text:c="4"/>Downloads, docs, tutorials: http://www.blynk.cc</text:p>
      <text:p text:style-name="P1"><text:s text:c="4"/>Sketch generator: <text:s text:c="10"/>http://examples.blynk.cc</text:p>
      <text:p text:style-name="P1"><text:s text:c="4"/>Blynk community: <text:s text:c="11"/>http://community.blynk.cc</text:p>
      <text:p text:style-name="P1"><text:s text:c="4"/>Social networks: <text:s text:c="11"/>http://www.fb.com/blynkapp</text:p>
      <text:p text:style-name="P1"><text:s text:c="32"/><text:a xlink:type="simple" xlink:href="http://twitter.com/blynk_app" text:style-name="Internet_20_link" text:visited-style-name="Visited_20_Internet_20_Link">http://twitter.com/blynk_app</text:a></text:p>
      <text:p text:style-name="P1"/>
      <text:p text:style-name="P1">Voce pode abrir o exemplo nodemcu dentro das boards_wifi. Inserir seu token e a configuracao do seu wifi local. </text:p>
      <text:p text:style-name="P1">No aplicativo, criar um device como o nome por exemplo nodemcu, no projeto settings, enviar o email com o token no icone da “porca hexagonal”, <text:span text:style-name="T1">criar um botão , usar o D4. </text:span></text:p>
      <text:p text:style-name="P1"/>
      <text:p text:style-name="P2">Pode enviar email ou twitter , com o blink… <text:span text:style-name="T2">existem muitas opções.</text:span></text:p>
      <text:p text:style-name="P2"/>
      <text:p text:style-name="P6">No caso do blynk com USB deve usar o software</text:p>
      <text:p text:style-name="P6">sudo apt-get install socat</text:p>
      <text:p text:style-name="P6">cd Arduino/libraries/Blynk/scripts/</text:p>
      <text:p text:style-name="P6">./blynk-ser.sh</text:p>
      <text:p text:style-name="P2"/>
      <text:p text:style-name="P4">EXERCICIOS</text:p>
      <text:p text:style-name="P2"/>
      <text:p text:style-name="P4">1. Controlar o led 13 <text:s/>no UNO com USB</text:p>
      <text:p text:style-name="P4">2. Controlar o led 13 <text:s/>no UNO com Ethernet</text:p>
      <text:p text:style-name="P4">3. Controlar o Led do NodeMCU</text:p>
      <text:p text:style-name="P4">4. <text:span text:style-name="T3">Controlar </text:span>um led e ler um <text:s/>sensor DHT ou Ultrasonico no UNO com USB, Ethernet e NodeMCU</text:p>
      <text:p text:style-name="P4">5. Enviar um email ou sms com um limite do SENSOR</text:p>
      <text:p text:style-name="P4">6. Enviar um valor para ajustar o limite do sensor usando o Blynk.</text:p>
      <text:p text:style-name="P4"/>
      <text:p text:style-name="P6">Abaixo alguns exemplos da Biblioteca.</text:p>
      <text:p text:style-name="P6"/>
      <text:p text:style-name="P6"/>
      <text:p text:style-name="P6"/>
      <text:p text:style-name="P6"/>
      <text:p text:style-name="P6"/>
      <text:p text:style-name="P4"><text:soft-page-break/><text:s text:c="3"/><text:span text:style-name="T5">Blynk com ethernet</text:span></text:p>
      <text:p text:style-name="P4"><text:span text:style-name="T5"/></text:p>
      <text:p text:style-name="P6">#define BLYNK_PRINT Serial</text:p>
      <text:p text:style-name="P6"/>
      <text:p text:style-name="P6"/>
      <text:p text:style-name="P6">#include &lt;SPI.h&gt;</text:p>
      <text:p text:style-name="P6">#include &lt;Ethernet.h&gt;</text:p>
      <text:p text:style-name="P6">#include &lt;BlynkSimpleEthernet.h&gt;</text:p>
      <text:p text:style-name="P6"/>
      <text:p text:style-name="P6">// You should get Auth Token in the Blynk App.</text:p>
      <text:p text:style-name="P6">// Go to the Project Settings (nut icon).</text:p>
      <text:p text:style-name="P6">char auth[] = "YourAuthToken";</text:p>
      <text:p text:style-name="P6"/>
      <text:p text:style-name="P6">#define W5100_CS <text:s/>10</text:p>
      <text:p text:style-name="P6">#define SDCARD_CS 4</text:p>
      <text:p text:style-name="P6"/>
      <text:p text:style-name="P6">void setup()</text:p>
      <text:p text:style-name="P6">{</text:p>
      <text:p text:style-name="P6"><text:s text:c="2"/>// Debug console</text:p>
      <text:p text:style-name="P6"><text:s text:c="2"/>Serial.begin(9600);</text:p>
      <text:p text:style-name="P6"/>
      <text:p text:style-name="P6"><text:s text:c="2"/>pinMode(SDCARD_CS, OUTPUT);</text:p>
      <text:p text:style-name="P6"><text:s text:c="2"/>digitalWrite(SDCARD_CS, HIGH); // Deselect the SD card</text:p>
      <text:p text:style-name="P6"/>
      <text:p text:style-name="P6"><text:s text:c="2"/>Blynk.begin(auth);</text:p>
      <text:p text:style-name="P6"><text:s text:c="2"/>// You can also specify server:</text:p>
      <text:p text:style-name="P6"><text:s text:c="2"/>//Blynk.begin(auth, "blynk-cloud.com", 8442);</text:p>
      <text:p text:style-name="P6"><text:s text:c="2"/>//Blynk.begin(auth, IPAddress(192,168,1,100), 8442);</text:p>
      <text:p text:style-name="P6"><text:s text:c="2"/>// For more options, see Boards_Ethernet/Arduino_Ethernet_Manual example</text:p>
      <text:p text:style-name="P6">}</text:p>
      <text:p text:style-name="P6"/>
      <text:p text:style-name="P6">void loop()</text:p>
      <text:p text:style-name="P6">{</text:p>
      <text:p text:style-name="P6"><text:s text:c="2"/>Blynk.run();</text:p>
      <text:p text:style-name="P6">}</text:p>
      <text:p text:style-name="P6"/>
      <text:p text:style-name="P6">Para adicionar um acelerometro do Celular ao Arduino </text:p>
      <text:p text:style-name="P6"><text:s/>setup()</text:p>
      <text:p text:style-name="P6">….</text:p>
      <text:p text:style-name="P6">BLYNK_WRITE(V0) {</text:p>
      <text:p text:style-name="P6"><text:s text:c="6"/>int x = param[0].asFloat();</text:p>
      <text:p text:style-name="P6"><text:s text:c="6"/>Serial.print("x =");</text:p>
      <text:p text:style-name="P6"><text:s text:c="6"/>Serial.println(x);</text:p>
      <text:p text:style-name="P6"><text:s text:c="6"/></text:p>
      <text:p text:style-name="P6"><text:s text:c="2"/>}</text:p>
      <text:p text:style-name="P6"/>
      <text:p text:style-name="P6">void loop()</text:p>
      <text:p text:style-name="P6">{</text:p>
      <text:p text:style-name="P6"><text:s text:c="2"/>Blynk.run();</text:p>
      <text:p text:style-name="P6">}</text:p>
      <text:p text:style-name="P6"/>
      <text:p text:style-name="P6"><text:span text:style-name="T4"/></text:p>
      <text:p text:style-name="P6"><text:soft-page-break/><text:span text:style-name="T4">Blynk com USB </text:span></text:p>
      <text:p text:style-name="P7">/* Comment this out to disable prints and save space */</text:p>
      <text:p text:style-name="P7">#define BLYNK_PRINT DebugSerial</text:p>
      <text:p text:style-name="P7">// You could use a spare Hardware Serial on boards that have it (like Mega)</text:p>
      <text:p text:style-name="P7">#include &lt;SoftwareSerial.h&gt;</text:p>
      <text:p text:style-name="P7">SoftwareSerial DebugSerial(2, 3); // RX, TX</text:p>
      <text:p text:style-name="P7"/>
      <text:p text:style-name="P7">#include &lt;BlynkSimpleStream.h&gt;</text:p>
      <text:p text:style-name="P7"/>
      <text:p text:style-name="P7">// You should get Auth Token in the Blynk App.</text:p>
      <text:p text:style-name="P7">// Go to the Project Settings (nut icon).</text:p>
      <text:p text:style-name="P7">char auth[] = "3db38f13c8274b2c87eee83356d13e99";</text:p>
      <text:p text:style-name="P7"/>
      <text:p text:style-name="P7">void setup()</text:p>
      <text:p text:style-name="P7">{</text:p>
      <text:p text:style-name="P7"><text:s text:c="2"/>// Debug console</text:p>
      <text:p text:style-name="P7"><text:s text:c="2"/>DebugSerial.begin(9600);</text:p>
      <text:p text:style-name="P7"/>
      <text:p text:style-name="P7"><text:s text:c="2"/>// Blynk will work through Serial</text:p>
      <text:p text:style-name="P7"><text:s text:c="2"/>// Do not read or write this serial manually in your sketch</text:p>
      <text:p text:style-name="P7"><text:s text:c="2"/>Serial.begin(9600);</text:p>
      <text:p text:style-name="P7"><text:s text:c="2"/>Blynk.begin(Serial, auth);</text:p>
      <text:p text:style-name="P7"><text:s text:c="2"/></text:p>
      <text:p text:style-name="P7">}</text:p>
      <text:p text:style-name="P7"/>
      <text:p text:style-name="P7">void loop()</text:p>
      <text:p text:style-name="P7">{</text:p>
      <text:p text:style-name="P7"><text:s text:c="2"/>Blynk.run();</text:p>
      <text:p text:style-name="P7"><text:s/></text:p>
      <text:p text:style-name="P8">}</text:p>
      <text:p text:style-name="P7">Adicionando o Sensor DHT</text:p>
      <text:p text:style-name="P7">/* Comment this out to disable prints and save space */</text:p>
      <text:p text:style-name="P7">#define BLYNK_PRINT DebugSerial</text:p>
      <text:p text:style-name="P7"/>
      <text:p text:style-name="P7"/>
      <text:p text:style-name="P7">// You could use a spare Hardware Serial on boards that have it (like Mega)</text:p>
      <text:p text:style-name="P7">#include &lt;SoftwareSerial.h&gt;</text:p>
      <text:p text:style-name="P7">SoftwareSerial DebugSerial(2, 3); // RX, TX</text:p>
      <text:p text:style-name="P7"/>
      <text:p text:style-name="P7">#include &lt;BlynkSimpleStream.h&gt;</text:p>
      <text:p text:style-name="P7">#include &lt;DHT.h&gt;</text:p>
      <text:p text:style-name="P7"/>
      <text:p text:style-name="P7">// You should get Auth Token in the Blynk App.</text:p>
      <text:p text:style-name="P7">// Go to the Project Settings (nut icon).</text:p>
      <text:p text:style-name="P7">char auth[] = "3db38f13c8274b2c87eee83356d13e99";</text:p>
      <text:p text:style-name="P7"/>
      <text:p text:style-name="P7">#define DHTPIN 2 <text:s text:c="9"/>// What digital pin we're connected to</text:p>
      <text:p text:style-name="P7"/>
      <text:p text:style-name="P7">// Uncomment whatever type you're using!</text:p>
      <text:p text:style-name="P7">//#define DHTTYPE DHT11 <text:s text:c="4"/>// DHT 11</text:p>
      <text:p text:style-name="P7">#define DHTTYPE DHT22 <text:s text:c="2"/>// DHT 22, AM2302, AM2321</text:p>
      <text:p text:style-name="P7">//#define DHTTYPE DHT21 <text:s text:c="2"/>// DHT 21, AM2301</text:p>
      <text:p text:style-name="P7"><text:soft-page-break/></text:p>
      <text:p text:style-name="P7">DHT dht(DHTPIN, DHTTYPE);</text:p>
      <text:p text:style-name="P7">BlynkTimer timer;</text:p>
      <text:p text:style-name="P7"/>
      <text:p text:style-name="P7"/>
      <text:p text:style-name="P7">// This function sends Arduino's up time every second to Virtual Pin (5).</text:p>
      <text:p text:style-name="P7">// In the app, Widget's reading frequency should be set to PUSH. This means</text:p>
      <text:p text:style-name="P7">// that you define how often to send data to Blynk App.</text:p>
      <text:p text:style-name="P7">void sendSensor()</text:p>
      <text:p text:style-name="P7">{</text:p>
      <text:p text:style-name="P7"><text:s text:c="2"/>float h = dht.readHumidity();</text:p>
      <text:p text:style-name="P7"><text:s text:c="2"/>float t = dht.readTemperature(); // or dht.readTemperature(true) for Fahrenheit</text:p>
      <text:p text:style-name="P7"/>
      <text:p text:style-name="P7"><text:s text:c="2"/>if (isnan(h) || isnan(t)) {</text:p>
      <text:p text:style-name="P7"><text:s text:c="4"/>Serial.println("Failed to read from DHT sensor!");</text:p>
      <text:p text:style-name="P7"><text:s text:c="4"/>return;</text:p>
      <text:p text:style-name="P7"><text:s text:c="2"/>}</text:p>
      <text:p text:style-name="P7"><text:s text:c="2"/>// You can send any value at any time.</text:p>
      <text:p text:style-name="P7"><text:s text:c="2"/>// Please don't send more that 10 values per second.</text:p>
      <text:p text:style-name="P7"><text:s text:c="2"/>Blynk.virtualWrite(V5, h);</text:p>
      <text:p text:style-name="P7"><text:s text:c="2"/>Blynk.virtualWrite(V6, t);</text:p>
      <text:p text:style-name="P7">}</text:p>
      <text:p text:style-name="P7"/>
      <text:p text:style-name="P7"/>
      <text:p text:style-name="P7"/>
      <text:p text:style-name="P7">void setup()</text:p>
      <text:p text:style-name="P7">{</text:p>
      <text:p text:style-name="P7"><text:s text:c="2"/>// Debug console</text:p>
      <text:p text:style-name="P7"><text:s text:c="2"/>DebugSerial.begin(9600);</text:p>
      <text:p text:style-name="P7"/>
      <text:p text:style-name="P7"><text:s text:c="2"/>// Blynk will work through Serial</text:p>
      <text:p text:style-name="P7"><text:s text:c="2"/>// Do not read or write this serial manually in your sketch</text:p>
      <text:p text:style-name="P7"><text:s text:c="2"/>Serial.begin(9600);</text:p>
      <text:p text:style-name="P7"><text:s text:c="2"/>Blynk.begin(Serial, auth);</text:p>
      <text:p text:style-name="P7"><text:s text:c="4"/>dht.begin();</text:p>
      <text:p text:style-name="P7"/>
      <text:p text:style-name="P7"><text:s text:c="2"/>// Setup a function to be called every second</text:p>
      <text:p text:style-name="P7"><text:s text:c="2"/>timer.setInterval(1000L, sendSensor);</text:p>
      <text:p text:style-name="P7"/>
      <text:p text:style-name="P7">}</text:p>
      <text:p text:style-name="P7"/>
      <text:p text:style-name="P7">void loop()</text:p>
      <text:p text:style-name="P7">{</text:p>
      <text:p text:style-name="P7"><text:s text:c="2"/>Blynk.run();</text:p>
      <text:p text:style-name="P7"><text:s text:c="4"/>timer.run();</text:p>
      <text:p text:style-name="P7"/>
      <text:p text:style-name="P7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8:23:25.635286405</meta:creation-date>
    <dc:date>2017-05-28T17:05:19.352795976</dc:date>
    <meta:editing-duration>PT46M35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4" meta:paragraph-count="146" meta:word-count="719" meta:character-count="4892" meta:non-whitespace-character-count="4080"/>
  </office:meta>
</office:document-meta>
</file>